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7.24pt"/>
    </style:style>
    <style:style style:name="co2" style:family="table-column">
      <style:table-column-properties fo:break-before="auto" style:column-width="133.91pt"/>
    </style:style>
    <style:style style:name="co3" style:family="table-column">
      <style:table-column-properties fo:break-before="auto" style:column-width="355.95pt"/>
    </style:style>
    <style:style style:name="co4" style:family="table-column">
      <style:table-column-properties fo:break-before="auto" style:column-width="113.24pt"/>
    </style:style>
    <style:style style:name="co5" style:family="table-column">
      <style:table-column-properties fo:break-before="auto" style:column-width="186.41pt"/>
    </style:style>
    <style:style style:name="co6" style:family="table-column">
      <style:table-column-properties fo:break-before="auto" style:column-width="331.06pt"/>
    </style:style>
    <style:style style:name="co7" style:family="table-column">
      <style:table-column-properties fo:break-before="auto" style:column-width="90.74pt"/>
    </style:style>
    <style:style style:name="co8" style:family="table-column">
      <style:table-column-properties fo:break-before="auto" style:column-width="75.7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7.51pt" fo:break-before="auto" style:use-optimal-row-height="false"/>
    </style:style>
    <style:style style:name="ro2" style:family="table-row">
      <style:table-row-properties style:row-height="37.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3.21pt" fo:break-before="auto" style:use-optimal-row-height="true"/>
    </style:style>
    <style:style style:name="ta1" style:family="table" style:master-page-name="PageStyle_5f_Mods_20_Spreadshee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none" fo:wrap-option="wrap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99pt solid #000000" fo:wrap-option="wrap" fo:border-left="none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end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fo:wrap-option="wrap" fo:border-left="0.99pt solid #000000" fo:border-right="0.99pt solid #000000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wrap-option="wrap" fo:border-left="0.99pt solid #000000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99pt solid #000000" fo:wrap-option="wrap" fo:border-left="0.99pt solid #000000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99pt solid #0000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99pt solid #0000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99pt solid #00000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99pt solid #000000" style:text-align-source="fix" style:repeat-content="false" fo:wrap-option="wrap" fo:border-left="none" fo:border-right="0.99pt solid #000000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none" fo:wrap-option="wrap" fo:border-left="0.99pt solid #000000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fo:font-weight="bold" style:text-underline-style="none" style:text-underline-color="font-color" style:text-line-through-type="none" fo:font-style="norm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font-weight="bold" style:text-underline-style="none" style:text-underline-color="font-color" style:text-line-through-type="none" fo:font-style="normal" style:font-weight-asian="bold" style:font-weight-complex="bold" style:font-style-asian="normal" style:font-style-complex="normal" fo:font-size="14pt" style:font-size-asian="14pt" style:font-size-complex="14pt"/>
    </style:style>
  </office:automatic-styles>
  <office:body>
    <office:spreadsheet>
      <table:content-validations>
        <table:content-validation table:name="val1" table:condition="of:cell-content-is-in-list(&quot;Yes&quot;;&quot;No&quot;)" table:allow-empty-cell="true" table:display-list="unsorted" table:base-cell-address="'Mods Spreadsheet'.D4">
          <table:error-message table:message-type="stop" table:display="true"/>
        </table:content-validation>
        <table:content-validation table:name="val2" table:condition="of:cell-content-is-in-list(&quot;Yes&quot;;&quot;No&quot;)" table:allow-empty-cell="true" table:display-list="unsorted" table:base-cell-address="'Mods Spreadsheet'.D5">
          <table:error-message table:message-type="stop" table:display="true"/>
        </table:content-validation>
        <table:content-validation table:name="val3" table:condition="of:cell-content-is-in-list(&quot;Yes&quot;;&quot;No&quot;)" table:allow-empty-cell="true" table:display-list="unsorted" table:base-cell-address="'Mods Spreadsheet'.D205">
          <table:error-message table:message-type="stop" table:display="true"/>
        </table:content-validation>
      </table:content-validations>
      <table:table table:name="Mods Spreadshee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17"/>
        <table:table-column table:style-name="co8" table:number-columns-repeated="248" table:default-cell-style-name="Default"/>
        <table:table-row table:style-name="ro1">
          <table:table-cell table:style-name="ce1"/>
          <table:table-cell table:style-name="ce3" table:number-columns-repeated="6"/>
          <table:table-cell table:style-name="Default"/>
          <table:table-cell table:number-columns-repeated="248"/>
        </table:table-row>
        <table:table-row table:style-name="ro2">
          <table:table-cell/>
          <table:table-cell table:style-name="ce4" office:value-type="string" calcext:value-type="string">
            <text:p>Important Links:</text:p>
          </table:table-cell>
          <table:table-cell table:style-name="ce10" table:formula="of:=HYPERLINK(&quot;http://wiki.atlauncher.com/mod_list&quot;;&quot;Admin Wiki Mod List&quot;)" office:value-type="string" office:string-value="Admin Wiki Mod List" calcext:value-type="string">
            <text:p>Admin Wiki Mod List</text:p>
          </table:table-cell>
          <table:table-cell table:style-name="ce12"/>
          <table:table-cell table:style-name="ce13" office:value-type="string" calcext:value-type="string" table:number-columns-spanned="3" table:number-rows-spanned="1">
            <text:p><text:span text:style-name="T1">Don't request to edit this file as it will be </text:span><text:span text:style-name="T2">completely ignored!</text:span></text:p>
            <text:p/>
            <text:p>Click on File -&gt; Make a copy in the top right</text:p>
          </table:table-cell>
          <table:covered-table-cell table:number-columns-repeated="2" table:style-name="ce1"/>
          <table:table-cell table:number-columns-repeated="249"/>
        </table:table-row>
        <table:table-row table:style-name="ro2">
          <table:table-cell/>
          <table:table-cell table:style-name="ce5" office:value-type="string" calcext:value-type="string">
            <text:p>Mods Name</text:p>
          </table:table-cell>
          <table:table-cell table:style-name="ce5" office:value-type="string" calcext:value-type="string">
            <text:p>Mods Website</text:p>
          </table:table-cell>
          <table:table-cell table:style-name="ce5" office:value-type="string" calcext:value-type="string">
            <text:p>Do I Have Permission To Distribute This Mod?</text:p>
          </table:table-cell>
          <table:table-cell table:style-name="ce14" office:value-type="string" calcext:value-type="string">
            <text:p>If Yes, Were these permissions from the admin wiki?</text:p>
          </table:table-cell>
          <table:table-cell table:style-name="ce15" office:value-type="string" calcext:value-type="string">
            <text:p>If No, then link to a SCREENSHOT of the permissions</text:p>
          </table:table-cell>
          <table:table-cell table:style-name="ce16" office:value-type="string" calcext:value-type="string">
            <text:p>Additional Notes</text:p>
          </table:table-cell>
          <table:table-cell table:number-columns-repeated="249"/>
        </table:table-row>
        <table:table-row table:style-name="ro3">
          <table:table-cell/>
          <table:table-cell table:style-name="ce6" office:value-type="string" calcext:value-type="string">
            <text:p>AgriCraft</text:p>
          </table:table-cell>
          <table:table-cell table:style-name="ce11" office:value-type="string" calcext:value-type="string">
            <text:p>http://www.minecraftforum.net/forums/mapping-and-modding/minecraft-mods/2306730-agricraft-agricultural-farming-extended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1" office:value-type="string" calcext:value-type="string">
            <text:p>http://i.imgur.com/idIgZR0.png</text:p>
          </table:table-cell>
          <table:table-cell table:style-name="ce6"/>
          <table:table-cell table:number-columns-repeated="249"/>
        </table:table-row>
        <table:table-row table:style-name="ro3">
          <table:table-cell/>
          <table:table-cell office:value-type="string" calcext:value-type="string">
            <text:p>Antique Atlas</text:p>
          </table:table-cell>
          <table:table-cell table:style-name="ce11" office:value-type="string" calcext:value-type="string">
            <text:p>http://www.minecraftforum.net/forums/mapping-and-modding/minecraft-mods/1292324-antique-atlas-v4-2-10-17-12-201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lNPbN9i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AppleCore</text:p>
          </table:table-cell>
          <table:table-cell table:style-name="ce11" office:value-type="string" calcext:value-type="string">
            <text:p>http://www.minecraftforum.net/forums/mapping-and-modding/minecraft-mods/2222837-applecore-an-api-for-modifying-the-food-and-hunger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UmzNvHA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Better Storage</text:p>
          </table:table-cell>
          <table:table-cell table:style-name="ce11" office:value-type="string" calcext:value-type="string">
            <text:p>http://www.minecraftforum.net/forums/mapping-and-modding/minecraft-mods/wip-mods/1442380-betterstorage-0-13-1-127-wip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7]=&quot;No&quot;;&quot;Browser Download&quot;;IF([.E7]=&quot;&quot;;&quot;&quot;;IF([.E7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BiblioCraft</text:p>
          </table:table-cell>
          <table:table-cell table:style-name="ce11" office:value-type="string" calcext:value-type="string">
            <text:p>http://www.bibliocraftmod.com/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8]=&quot;No&quot;;&quot;Browser Download&quot;;IF([.E8]=&quot;&quot;;&quot;&quot;;IF([.E8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Carpenter's Blocks</text:p>
          </table:table-cell>
          <table:table-cell table:style-name="ce11" office:value-type="string" calcext:value-type="string">
            <text:p>http://www.carpentersblocks.com/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9]=&quot;No&quot;;&quot;Browser Download&quot;;IF([.E9]=&quot;&quot;;&quot;&quot;;IF([.E9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table:style-name="Default" office:value-type="string" calcext:value-type="string">
            <text:p>Chisel</text:p>
          </table:table-cell>
          <table:table-cell table:style-name="ce11" office:value-type="string" calcext:value-type="string">
            <text:p>http://minecraft.curseforge.com/projects/chisel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10]=&quot;No&quot;;&quot;Browser Download&quot;;IF([.E10]=&quot;&quot;;&quot;&quot;;IF([.E10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CodeChickenCore</text:p>
          </table:table-cell>
          <table:table-cell table:style-name="ce11" office:value-type="string" calcext:value-type="string">
            <text:p>http://www.minecraftforum.net/forums/mapping-and-modding/minecraft-mods/1279956-chickenbones-mods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11]=&quot;No&quot;;&quot;Browser Download&quot;;IF([.E11]=&quot;&quot;;&quot;&quot;;IF([.E11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ComputerCraft</text:p>
          </table:table-cell>
          <table:table-cell office:value-type="string" calcext:value-type="string">
            <text:p>http://www.computercraft.info/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12]=&quot;No&quot;;&quot;Browser Download&quot;;IF([.E12]=&quot;&quot;;&quot;&quot;;IF([.E12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CoroUtil</text:p>
          </table:table-cell>
          <table:table-cell table:style-name="ce11" office:value-type="string" calcext:value-type="string">
            <text:p>http://coros.us/mods/coroutil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sTzeqKS.png</text:p>
          </table:table-cell>
          <table:table-cell table:number-columns-repeated="250"/>
        </table:table-row>
        <table:table-row table:style-name="ro3">
          <table:table-cell/>
          <table:table-cell table:style-name="Default" office:value-type="string" calcext:value-type="string">
            <text:p>D3Core</text:p>
          </table:table-cell>
          <table:table-cell table:style-name="ce11" office:value-type="string" calcext:value-type="string">
            <text:p>http://doubledoordev.net/?p=modlist&amp;mod=D3Core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4YWPJzT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Dragon API</text:p>
          </table:table-cell>
          <table:table-cell table:style-name="ce11" office:value-type="string" calcext:value-type="string">
            <text:p>https://sites.google.com/site/reikasminecraft/dragonapi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AAvxj1U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Dynamic Lights</text:p>
          </table:table-cell>
          <table:table-cell table:style-name="ce11" office:value-type="string" calcext:value-type="string">
            <text:p>http://www.atomicstryker.net/dynamiclights.php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VxdDxS4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Enchanting Plus</text:p>
          </table:table-cell>
          <table:table-cell table:style-name="ce11" office:value-type="string" calcext:value-type="string">
            <text:p>http://www.minecraftforum.net/forums/mapping-and-modding/minecraft-mods/1286469-enchanting-plus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17]=&quot;No&quot;;&quot;Browser Download&quot;;IF([.E17]=&quot;&quot;;&quot;&quot;;IF([.E17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EnderCore</text:p>
          </table:table-cell>
          <table:table-cell table:style-name="ce11" office:value-type="string" calcext:value-type="string">
            <text:p>http://minecraft.curseforge.com/projects/endercore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ORVpDG3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Ender Storage</text:p>
          </table:table-cell>
          <table:table-cell table:style-name="ce11" office:value-type="string" calcext:value-type="string">
            <text:p>http://www.minecraftforum.net/forums/mapping-and-modding/minecraft-mods/1279956-chickenbones-mods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19]=&quot;No&quot;;&quot;Browser Download&quot;;IF([.E19]=&quot;&quot;;&quot;&quot;;IF([.E19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Et Futurum</text:p>
          </table:table-cell>
          <table:table-cell table:style-name="ce11" office:value-type="string" calcext:value-type="string">
            <text:p>http://minecraft.curseforge.com/projects/et-futurum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l2QEY5g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Expanded Redstone</text:p>
          </table:table-cell>
          <table:table-cell table:style-name="ce11" office:value-type="string" calcext:value-type="string">
            <text:p>https://sites.google.com/site/reikasminecraft/expanded-redstone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AAvxj1U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Extra Utilities</text:p>
          </table:table-cell>
          <table:table-cell table:style-name="ce11" office:value-type="string" calcext:value-type="string">
            <text:p>http://www.minecraftforum.net/forums/mapping-and-modding/minecraft-mods/wip-mods/1443963-extra-utilities-v1-1-0k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22]=&quot;No&quot;;&quot;Browser Download&quot;;IF([.E22]=&quot;&quot;;&quot;&quot;;IF([.E22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Flat Signs</text:p>
          </table:table-cell>
          <table:table-cell office:value-type="string" calcext:value-type="string">
            <text:p>http://forum.feed-the-beast.com/threads/myrathis-mod-compendium.18505/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23]=&quot;No&quot;;&quot;Browser Download&quot;;IF([.E23]=&quot;&quot;;&quot;&quot;;IF([.E23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Forge Relocation</text:p>
          </table:table-cell>
          <table:table-cell office:value-type="string" calcext:value-type="string">
            <text:p>http://minecraft.curseforge.com/projects/forge-relocation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2yhOzC5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Forge Relocation FMP</text:p>
          </table:table-cell>
          <table:table-cell office:value-type="string" calcext:value-type="string">
            <text:p>http://minecraft.curseforge.com/projects/forge-relocation-fmp-plugin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gUiM4eZ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Garden Stuff</text:p>
          </table:table-cell>
          <table:table-cell table:style-name="ce11" office:value-type="string" calcext:value-type="string">
            <text:p>http://www.minecraftforum.net/forums/mapping-and-modding/minecraft-mods/2163513-garden-stuff-v-1-7-0-updated-dec-06-1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K4XUJGH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Hopper Ducts</text:p>
          </table:table-cell>
          <table:table-cell office:value-type="string" calcext:value-type="string">
            <text:p>http://minecraft.curseforge.com/projects/hopper-ducts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GLlaEyy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Hunger in Peace</text:p>
          </table:table-cell>
          <table:table-cell table:style-name="ce11" office:value-type="string" calcext:value-type="string">
            <text:p>http://www.minecraftforum.net/forums/mapping-and-modding/minecraft-mods/2222844-hunger-in-peace-normal-hunger-and-health-regen-in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K4XUJGH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Hunger Overhaul</text:p>
          </table:table-cell>
          <table:table-cell table:style-name="ce11" office:value-type="string" calcext:value-type="string">
            <text:p>http://www.minecraftforum.net/forums/mapping-and-modding/minecraft-mods/2222904-1-7-10-hunger-overhaul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29]=&quot;No&quot;;&quot;Browser Download&quot;;IF([.E29]=&quot;&quot;;&quot;&quot;;IF([.E29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InfiniBows</text:p>
          </table:table-cell>
          <table:table-cell office:value-type="string" calcext:value-type="string">
            <text:p>http://minecraft.curseforge.com/projects/infinibows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30]=&quot;No&quot;;&quot;Browser Download&quot;;IF([.E30]=&quot;&quot;;&quot;&quot;;IF([.E30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Inventory Tweaks</text:p>
          </table:table-cell>
          <table:table-cell table:style-name="ce11" office:value-type="string" calcext:value-type="string">
            <text:p>https://inventory-tweaks.readthedocs.org/en/latest/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31]=&quot;No&quot;;&quot;Browser Download&quot;;IF([.E31]=&quot;&quot;;&quot;&quot;;IF([.E31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table:style-name="Default" office:value-type="string" calcext:value-type="string">
            <text:p>JavaScript Mod Loader</text:p>
          </table:table-cell>
          <table:table-cell table:style-name="ce11" office:value-type="string" calcext:value-type="string">
            <text:p>http://minecraft.curseforge.com/projects/jmod-the-javascript-mod-loader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Bs4H4NX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MAtmos</text:p>
          </table:table-cell>
          <table:table-cell office:value-type="string" calcext:value-type="string">
            <text:p>https://github.com/Aussiemon/MAtmos/releases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33]=&quot;No&quot;;&quot;Browser Download&quot;;IF([.E33]=&quot;&quot;;&quot;&quot;;IF([.E33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Mine &amp; Blade: Battlegear</text:p>
          </table:table-cell>
          <table:table-cell table:style-name="ce11" office:value-type="string" calcext:value-type="string">
            <text:p>http://www.minecraftforum.net/forums/mapping-and-modding/minecraft-mods/1291267-mine-blade-battlegear-2-bullseye-1-0-9-0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34]=&quot;No&quot;;&quot;Browser Download&quot;;IF([.E34]=&quot;&quot;;&quot;&quot;;IF([.E34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More Enchantments</text:p>
          </table:table-cell>
          <table:table-cell office:value-type="string" calcext:value-type="string">
            <text:p>http://www.minecraftforum.net/topic/1960242-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35]=&quot;No&quot;;&quot;Browser Download&quot;;IF([.E35]=&quot;&quot;;&quot;&quot;;IF([.E35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Mr. Crayfish's Furniture Mod</text:p>
          </table:table-cell>
          <table:table-cell table:style-name="ce11" office:value-type="string" calcext:value-type="string">
            <text:p>https://mrcrayfish.com/mods?id=cfm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HWXbVbJ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MobiusCore</text:p>
          </table:table-cell>
          <table:table-cell table:style-name="ce11" office:value-type="string" calcext:value-type="string">
            <text:p>http://minecraft.curseforge.com/projects/mobiuscore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37]=&quot;No&quot;;&quot;Browser Download&quot;;IF([.E37]=&quot;&quot;;&quot;&quot;;IF([.E37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MrTJPCore</text:p>
          </table:table-cell>
          <table:table-cell table:style-name="ce11" office:value-type="string" calcext:value-type="string">
            <text:p>http://www.minecraftforum.net/forums/mapping-and-modding/minecraft-mods/1290357-forge-multipart-projectred-v4-7-0pre9-92-09-01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iVYHDRy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MultiMine</text:p>
          </table:table-cell>
          <table:table-cell table:style-name="ce11" office:value-type="string" calcext:value-type="string">
            <text:p>http://www.atomicstryker.net/multimine.php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VxdDxS4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Natural Absorption</text:p>
          </table:table-cell>
          <table:table-cell table:style-name="ce11" office:value-type="string" calcext:value-type="string">
            <text:p>http://www.minecraftforum.net/forums/mapping-and-modding/minecraft-mods/1282771-forge-father-toasts-mods-special-mobs-mob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YksQOrL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Not Enough Items</text:p>
          </table:table-cell>
          <table:table-cell table:style-name="ce11" office:value-type="string" calcext:value-type="string">
            <text:p>http://www.minecraftforum.net/forums/mapping-and-modding/minecraft-mods/1279956-chickenbones-mods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41]=&quot;No&quot;;&quot;Browser Download&quot;;IF([.E41]=&quot;&quot;;&quot;&quot;;IF([.E41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NEI Addons</text:p>
          </table:table-cell>
          <table:table-cell table:style-name="ce11" office:value-type="string" calcext:value-type="string">
            <text:p>https://bdew.net/neiaddons/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42]=&quot;No&quot;;&quot;Browser Download&quot;;IF([.E42]=&quot;&quot;;&quot;&quot;;IF([.E42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NEI Integration</text:p>
          </table:table-cell>
          <table:table-cell table:style-name="ce11" office:value-type="string" calcext:value-type="string">
            <text:p>http://minecraft.curseforge.com/projects/nei-integration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43]=&quot;No&quot;;&quot;Browser Download&quot;;IF([.E43]=&quot;&quot;;&quot;&quot;;IF([.E43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Not Enough Keys</text:p>
          </table:table-cell>
          <table:table-cell table:style-name="ce11" office:value-type="string" calcext:value-type="string">
            <text:p>http://www.minecraftforum.net/forums/mapping-and-modding/minecraft-mods/2277165-notenoughkeys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44]=&quot;No&quot;;&quot;Browser Download&quot;;IF([.E44]=&quot;&quot;;&quot;&quot;;IF([.E44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OpenBlocks</text:p>
          </table:table-cell>
          <table:table-cell table:style-name="ce11" office:value-type="string" calcext:value-type="string">
            <text:p>https://openmods.info/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45]=&quot;No&quot;;&quot;Browser Download&quot;;IF([.E45]=&quot;&quot;;&quot;&quot;;IF([.E45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OpenCCSensors</text:p>
          </table:table-cell>
          <table:table-cell office:value-type="string" calcext:value-type="string">
            <text:p>http://www.computercraft.info/forums2/index.php?/topic/5996-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46]=&quot;No&quot;;&quot;Browser Download&quot;;IF([.E46]=&quot;&quot;;&quot;&quot;;IF([.E46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OpenEye</text:p>
          </table:table-cell>
          <table:table-cell table:style-name="ce11" office:value-type="string" calcext:value-type="string">
            <text:p>https://openmods.info/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YTgxBJn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OpenModsLib</text:p>
          </table:table-cell>
          <table:table-cell table:style-name="ce11" office:value-type="string" calcext:value-type="string">
            <text:p>https://openmods.info/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48]=&quot;No&quot;;&quot;Browser Download&quot;;IF([.E48]=&quot;&quot;;&quot;&quot;;IF([.E48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Pam's HarvestCraft</text:p>
          </table:table-cell>
          <table:table-cell table:style-name="ce11" office:value-type="string" calcext:value-type="string">
            <text:p>http://www.minecraftforum.net/forums/mapping-and-modding/minecraft-mods/1274678-1-6-x-1-5-2-others-pams-mods-feb-9th-im-back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49]=&quot;No&quot;;&quot;Browser Download&quot;;IF([.E49]=&quot;&quot;;&quot;&quot;;IF([.E49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Pam's Weee Flowers</text:p>
          </table:table-cell>
          <table:table-cell table:style-name="ce11" office:value-type="string" calcext:value-type="string">
            <text:p>http://www.minecraftforum.net/forums/mapping-and-modding/minecraft-mods/1294413-pams-mods-jan-23rd-2016-1-7-10-mod-pams-need-moar#entry29809669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50]=&quot;No&quot;;&quot;Browser Download&quot;;IF([.E50]=&quot;&quot;;&quot;&quot;;IF([.E50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Project Red</text:p>
          </table:table-cell>
          <table:table-cell table:style-name="ce11" office:value-type="string" calcext:value-type="string">
            <text:p>http://www.minecraftforum.net/forums/mapping-and-modding/minecraft-mods/1290357-forge-multipart-projectred-v4-7-0pre9-92-09-01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51]=&quot;No&quot;;&quot;Browser Download&quot;;IF([.E51]=&quot;&quot;;&quot;&quot;;IF([.E51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RailCraft</text:p>
          </table:table-cell>
          <table:table-cell table:style-name="ce11" office:value-type="string" calcext:value-type="string">
            <text:p>http://www.railcraft.info/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aWTi3h1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Random Things</text:p>
          </table:table-cell>
          <table:table-cell table:style-name="ce11" office:value-type="string" calcext:value-type="string">
            <text:p>http://www.minecraftforum.net/forums/mapping-and-modding/minecraft-mods/1289551-random-things-3-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Xye49ux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Ropes+</text:p>
          </table:table-cell>
          <table:table-cell office:value-type="string" calcext:value-type="string">
            <text:p>http://www.minecraftforum.net/topic/461879-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VxdDxS4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Sound Filters</text:p>
          </table:table-cell>
          <table:table-cell table:style-name="ce11" office:value-type="string" calcext:value-type="string">
            <text:p>http://www.minecraftforum.net/forums/mapping-and-modding/minecraft-mods/2158080-sound-filters-a-client-side-mod-adds-reverb-to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U3cNJlN.png</text:p>
          </table:table-cell>
          <table:table-cell table:number-columns-repeated="250"/>
        </table:table-row>
        <table:table-row table:style-name="ro3">
          <table:table-cell/>
          <table:table-cell table:style-name="Default" office:value-type="string" calcext:value-type="string">
            <text:p>Special AI</text:p>
          </table:table-cell>
          <table:table-cell table:style-name="ce11" office:value-type="string" calcext:value-type="string">
            <text:p>http://www.minecraftforum.net/forums/mapping-and-modding/minecraft-mods/1282771-forge-father-toasts-mods-special-mobs-mob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YksQOrL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Stalker Creepers</text:p>
          </table:table-cell>
          <table:table-cell table:style-name="ce11" office:value-type="string" calcext:value-type="string">
            <text:p>http://www.atomicstryker.net/stalkercreepers.php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VxdDxS4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Storage Drawers</text:p>
          </table:table-cell>
          <table:table-cell table:style-name="ce11" office:value-type="string" calcext:value-type="string">
            <text:p>http://www.minecraftforum.net/forums/mapping-and-modding/minecraft-mods/2198533-storage-drawers-v1-7-5-v2-1-9-updated-dec-10-1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C6SCR9y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Survival Industry: Igniter</text:p>
          </table:table-cell>
          <table:table-cell table:style-name="ce11" office:value-type="string" calcext:value-type="string">
            <text:p>https://github.com/jeffpengMC/SI-Mods/tree/1.5.0/LTS/si.igniter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RQKeSdg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Tool Utilities</text:p>
          </table:table-cell>
          <table:table-cell table:style-name="ce11" office:value-type="string" calcext:value-type="string">
            <text:p>http://minecraft.curseforge.com/projects/toolutilities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s2BGMyz.png</text:p>
          </table:table-cell>
          <table:table-cell table:number-columns-repeated="250"/>
        </table:table-row>
        <table:table-row table:style-name="ro3">
          <table:table-cell/>
          <table:table-cell table:style-name="Default" office:value-type="string" calcext:value-type="string">
            <text:p>Torch Tools</text:p>
          </table:table-cell>
          <table:table-cell table:style-name="ce11" office:value-type="string" calcext:value-type="string">
            <text:p>http://doubledoordev.net/?p=modlist&amp;mod=TorchTools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WFBTmXt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TreeCapitator</text:p>
          </table:table-cell>
          <table:table-cell table:style-name="ce11" office:value-type="string" calcext:value-type="string">
            <text:p>http://www.minecraftforum.net/forums/mapping-and-modding/minecraft-mods/1281180-daftpvfs-mods-treecapitator-crystalwing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62]=&quot;No&quot;;&quot;Browser Download&quot;;IF([.E62]=&quot;&quot;;&quot;&quot;;IF([.E62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The Vegan Option</text:p>
          </table:table-cell>
          <table:table-cell table:style-name="ce11" office:value-type="string" calcext:value-type="string">
            <text:p>http://www.minecraftforum.net/forums/mapping-and-modding/minecraft-mods/2339963-the-vegan-option-adds-vegan-alternatives-for-all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kCkb1Er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WAILA</text:p>
          </table:table-cell>
          <table:table-cell table:style-name="ce11" office:value-type="string" calcext:value-type="string">
            <text:p>http://www.minecraftforum.net/forums/mapping-and-modding/minecraft-mods/1289765-waila-1-5-7-for-1-7-10-1-6-0-for-1-8-1</text:p>
          </table:table-cell>
          <table:table-cell table:number-columns-repeated="2" table:content-validation-name="val2" office:value-type="string" calcext:value-type="string">
            <text:p>Yes</text:p>
          </table:table-cell>
          <table:table-cell table:formula="of:=IF([.D64]=&quot;No&quot;;&quot;Browser Download&quot;;IF([.E64]=&quot;&quot;;&quot;&quot;;IF([.E64]=&quot;Yes&quot;;&quot;Not Needed&quot;;&quot;You Must Fill This In&quot;)))" office:value-type="string" office:string-value="Not Needed" calcext:value-type="string">
            <text:p>Not Needed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WAILA Harvestability</text:p>
          </table:table-cell>
          <table:table-cell table:style-name="ce11" office:value-type="string" calcext:value-type="string">
            <text:p>http://minecraft.curseforge.com/projects/waila-harvestability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OlCCl5X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WAILA Plugins</text:p>
          </table:table-cell>
          <table:table-cell table:style-name="ce11" office:value-type="string" calcext:value-type="string">
            <text:p>http://minecraft.curseforge.com/projects/waila-plugins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GZlMTm3.png</text:p>
          </table:table-cell>
          <table:table-cell table:number-columns-repeated="250"/>
        </table:table-row>
        <table:table-row table:style-name="ro3">
          <table:table-cell/>
          <table:table-cell office:value-type="string" calcext:value-type="string">
            <text:p>Zombie Awareness</text:p>
          </table:table-cell>
          <table:table-cell table:style-name="ce11" office:value-type="string" calcext:value-type="string">
            <text:p>http://coros.us/mods/zombieawareness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AWJwoaC.png</text:p>
          </table:table-cell>
          <table:table-cell table:number-columns-repeated="250"/>
        </table:table-row>
        <table:table-row table:style-name="ro3">
          <table:table-cell/>
          <table:table-cell table:style-name="Default" office:value-type="string" calcext:value-type="string">
            <text:p>Ztones</text:p>
          </table:table-cell>
          <table:table-cell office:value-type="string" calcext:value-type="string">
            <text:p>http://www.minecraftforum.net/forums/mapping-and-modding/minecraft-mods/2221070-ztones-v-2-2-1-decorative-blocks-16x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office:value-type="string" calcext:value-type="string">
            <text:p>http://i.imgur.com/k3Hz96z.png</text:p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69]=&quot;No&quot;;&quot;Browser Download&quot;;IF([.E69]=&quot;&quot;;&quot;&quot;;IF([.E69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70]=&quot;No&quot;;&quot;Browser Download&quot;;IF([.E70]=&quot;&quot;;&quot;&quot;;IF([.E70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71]=&quot;No&quot;;&quot;Browser Download&quot;;IF([.E71]=&quot;&quot;;&quot;&quot;;IF([.E71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72]=&quot;No&quot;;&quot;Browser Download&quot;;IF([.E72]=&quot;&quot;;&quot;&quot;;IF([.E72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73]=&quot;No&quot;;&quot;Browser Download&quot;;IF([.E73]=&quot;&quot;;&quot;&quot;;IF([.E73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74]=&quot;No&quot;;&quot;Browser Download&quot;;IF([.E74]=&quot;&quot;;&quot;&quot;;IF([.E74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75]=&quot;No&quot;;&quot;Browser Download&quot;;IF([.E75]=&quot;&quot;;&quot;&quot;;IF([.E75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76]=&quot;No&quot;;&quot;Browser Download&quot;;IF([.E75]=&quot;&quot;;&quot;&quot;;IF([.E75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77]=&quot;No&quot;;&quot;Browser Download&quot;;IF([.E76]=&quot;&quot;;&quot;&quot;;IF([.E76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78]=&quot;No&quot;;&quot;Browser Download&quot;;IF([.E77]=&quot;&quot;;&quot;&quot;;IF([.E77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79]=&quot;No&quot;;&quot;Browser Download&quot;;IF([.E78]=&quot;&quot;;&quot;&quot;;IF([.E78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80]=&quot;No&quot;;&quot;Browser Download&quot;;IF([.E79]=&quot;&quot;;&quot;&quot;;IF([.E79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81]=&quot;No&quot;;&quot;Browser Download&quot;;IF([.E80]=&quot;&quot;;&quot;&quot;;IF([.E80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82]=&quot;No&quot;;&quot;Browser Download&quot;;IF([.E81]=&quot;&quot;;&quot;&quot;;IF([.E81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83]=&quot;No&quot;;&quot;Browser Download&quot;;IF([.E82]=&quot;&quot;;&quot;&quot;;IF([.E82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84]=&quot;No&quot;;&quot;Browser Download&quot;;IF([.E83]=&quot;&quot;;&quot;&quot;;IF([.E83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85]=&quot;No&quot;;&quot;Browser Download&quot;;IF([.E84]=&quot;&quot;;&quot;&quot;;IF([.E84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86]=&quot;No&quot;;&quot;Browser Download&quot;;IF([.E85]=&quot;&quot;;&quot;&quot;;IF([.E85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87]=&quot;No&quot;;&quot;Browser Download&quot;;IF([.E86]=&quot;&quot;;&quot;&quot;;IF([.E86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88]=&quot;No&quot;;&quot;Browser Download&quot;;IF([.E87]=&quot;&quot;;&quot;&quot;;IF([.E87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89]=&quot;No&quot;;&quot;Browser Download&quot;;IF([.E88]=&quot;&quot;;&quot;&quot;;IF([.E88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90]=&quot;No&quot;;&quot;Browser Download&quot;;IF([.E89]=&quot;&quot;;&quot;&quot;;IF([.E89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91]=&quot;No&quot;;&quot;Browser Download&quot;;IF([.E90]=&quot;&quot;;&quot;&quot;;IF([.E90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92]=&quot;No&quot;;&quot;Browser Download&quot;;IF([.E91]=&quot;&quot;;&quot;&quot;;IF([.E91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93]=&quot;No&quot;;&quot;Browser Download&quot;;IF([.E92]=&quot;&quot;;&quot;&quot;;IF([.E92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94]=&quot;No&quot;;&quot;Browser Download&quot;;IF([.E93]=&quot;&quot;;&quot;&quot;;IF([.E93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95]=&quot;No&quot;;&quot;Browser Download&quot;;IF([.E94]=&quot;&quot;;&quot;&quot;;IF([.E94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96]=&quot;No&quot;;&quot;Browser Download&quot;;IF([.E95]=&quot;&quot;;&quot;&quot;;IF([.E95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97]=&quot;No&quot;;&quot;Browser Download&quot;;IF([.E96]=&quot;&quot;;&quot;&quot;;IF([.E96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98]=&quot;No&quot;;&quot;Browser Download&quot;;IF([.E97]=&quot;&quot;;&quot;&quot;;IF([.E97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99]=&quot;No&quot;;&quot;Browser Download&quot;;IF([.E98]=&quot;&quot;;&quot;&quot;;IF([.E98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00]=&quot;No&quot;;&quot;Browser Download&quot;;IF([.E99]=&quot;&quot;;&quot;&quot;;IF([.E99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01]=&quot;No&quot;;&quot;Browser Download&quot;;IF([.E100]=&quot;&quot;;&quot;&quot;;IF([.E100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02]=&quot;No&quot;;&quot;Browser Download&quot;;IF([.E101]=&quot;&quot;;&quot;&quot;;IF([.E101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03]=&quot;No&quot;;&quot;Browser Download&quot;;IF([.E102]=&quot;&quot;;&quot;&quot;;IF([.E102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04]=&quot;No&quot;;&quot;Browser Download&quot;;IF([.E103]=&quot;&quot;;&quot;&quot;;IF([.E103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05]=&quot;No&quot;;&quot;Browser Download&quot;;IF([.E104]=&quot;&quot;;&quot;&quot;;IF([.E104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06]=&quot;No&quot;;&quot;Browser Download&quot;;IF([.E105]=&quot;&quot;;&quot;&quot;;IF([.E105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07]=&quot;No&quot;;&quot;Browser Download&quot;;IF([.E106]=&quot;&quot;;&quot;&quot;;IF([.E106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08]=&quot;No&quot;;&quot;Browser Download&quot;;IF([.E107]=&quot;&quot;;&quot;&quot;;IF([.E107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09]=&quot;No&quot;;&quot;Browser Download&quot;;IF([.E108]=&quot;&quot;;&quot;&quot;;IF([.E108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10]=&quot;No&quot;;&quot;Browser Download&quot;;IF([.E109]=&quot;&quot;;&quot;&quot;;IF([.E109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11]=&quot;No&quot;;&quot;Browser Download&quot;;IF([.E110]=&quot;&quot;;&quot;&quot;;IF([.E110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12]=&quot;No&quot;;&quot;Browser Download&quot;;IF([.E111]=&quot;&quot;;&quot;&quot;;IF([.E111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13]=&quot;No&quot;;&quot;Browser Download&quot;;IF([.E112]=&quot;&quot;;&quot;&quot;;IF([.E112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14]=&quot;No&quot;;&quot;Browser Download&quot;;IF([.E113]=&quot;&quot;;&quot;&quot;;IF([.E113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15]=&quot;No&quot;;&quot;Browser Download&quot;;IF([.E114]=&quot;&quot;;&quot;&quot;;IF([.E114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16]=&quot;No&quot;;&quot;Browser Download&quot;;IF([.E115]=&quot;&quot;;&quot;&quot;;IF([.E115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17]=&quot;No&quot;;&quot;Browser Download&quot;;IF([.E116]=&quot;&quot;;&quot;&quot;;IF([.E116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18]=&quot;No&quot;;&quot;Browser Download&quot;;IF([.E117]=&quot;&quot;;&quot;&quot;;IF([.E117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19]=&quot;No&quot;;&quot;Browser Download&quot;;IF([.E118]=&quot;&quot;;&quot;&quot;;IF([.E118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20]=&quot;No&quot;;&quot;Browser Download&quot;;IF([.E119]=&quot;&quot;;&quot;&quot;;IF([.E119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21]=&quot;No&quot;;&quot;Browser Download&quot;;IF([.E120]=&quot;&quot;;&quot;&quot;;IF([.E120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22]=&quot;No&quot;;&quot;Browser Download&quot;;IF([.E121]=&quot;&quot;;&quot;&quot;;IF([.E121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23]=&quot;No&quot;;&quot;Browser Download&quot;;IF([.E122]=&quot;&quot;;&quot;&quot;;IF([.E122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24]=&quot;No&quot;;&quot;Browser Download&quot;;IF([.E123]=&quot;&quot;;&quot;&quot;;IF([.E123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25]=&quot;No&quot;;&quot;Browser Download&quot;;IF([.E124]=&quot;&quot;;&quot;&quot;;IF([.E124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26]=&quot;No&quot;;&quot;Browser Download&quot;;IF([.E125]=&quot;&quot;;&quot;&quot;;IF([.E125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27]=&quot;No&quot;;&quot;Browser Download&quot;;IF([.E126]=&quot;&quot;;&quot;&quot;;IF([.E126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28]=&quot;No&quot;;&quot;Browser Download&quot;;IF([.E127]=&quot;&quot;;&quot;&quot;;IF([.E127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29]=&quot;No&quot;;&quot;Browser Download&quot;;IF([.E128]=&quot;&quot;;&quot;&quot;;IF([.E128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30]=&quot;No&quot;;&quot;Browser Download&quot;;IF([.E129]=&quot;&quot;;&quot;&quot;;IF([.E129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31]=&quot;No&quot;;&quot;Browser Download&quot;;IF([.E130]=&quot;&quot;;&quot;&quot;;IF([.E130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32]=&quot;No&quot;;&quot;Browser Download&quot;;IF([.E131]=&quot;&quot;;&quot;&quot;;IF([.E131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33]=&quot;No&quot;;&quot;Browser Download&quot;;IF([.E132]=&quot;&quot;;&quot;&quot;;IF([.E132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34]=&quot;No&quot;;&quot;Browser Download&quot;;IF([.E133]=&quot;&quot;;&quot;&quot;;IF([.E133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35]=&quot;No&quot;;&quot;Browser Download&quot;;IF([.E134]=&quot;&quot;;&quot;&quot;;IF([.E134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36]=&quot;No&quot;;&quot;Browser Download&quot;;IF([.E135]=&quot;&quot;;&quot;&quot;;IF([.E135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37]=&quot;No&quot;;&quot;Browser Download&quot;;IF([.E136]=&quot;&quot;;&quot;&quot;;IF([.E136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38]=&quot;No&quot;;&quot;Browser Download&quot;;IF([.E137]=&quot;&quot;;&quot;&quot;;IF([.E137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39]=&quot;No&quot;;&quot;Browser Download&quot;;IF([.E138]=&quot;&quot;;&quot;&quot;;IF([.E138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40]=&quot;No&quot;;&quot;Browser Download&quot;;IF([.E139]=&quot;&quot;;&quot;&quot;;IF([.E139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41]=&quot;No&quot;;&quot;Browser Download&quot;;IF([.E140]=&quot;&quot;;&quot;&quot;;IF([.E140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42]=&quot;No&quot;;&quot;Browser Download&quot;;IF([.E141]=&quot;&quot;;&quot;&quot;;IF([.E141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43]=&quot;No&quot;;&quot;Browser Download&quot;;IF([.E142]=&quot;&quot;;&quot;&quot;;IF([.E142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44]=&quot;No&quot;;&quot;Browser Download&quot;;IF([.E143]=&quot;&quot;;&quot;&quot;;IF([.E143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45]=&quot;No&quot;;&quot;Browser Download&quot;;IF([.E144]=&quot;&quot;;&quot;&quot;;IF([.E144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46]=&quot;No&quot;;&quot;Browser Download&quot;;IF([.E145]=&quot;&quot;;&quot;&quot;;IF([.E145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47]=&quot;No&quot;;&quot;Browser Download&quot;;IF([.E146]=&quot;&quot;;&quot;&quot;;IF([.E146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48]=&quot;No&quot;;&quot;Browser Download&quot;;IF([.E147]=&quot;&quot;;&quot;&quot;;IF([.E147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49]=&quot;No&quot;;&quot;Browser Download&quot;;IF([.E148]=&quot;&quot;;&quot;&quot;;IF([.E148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50]=&quot;No&quot;;&quot;Browser Download&quot;;IF([.E149]=&quot;&quot;;&quot;&quot;;IF([.E149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51]=&quot;No&quot;;&quot;Browser Download&quot;;IF([.E150]=&quot;&quot;;&quot;&quot;;IF([.E150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52]=&quot;No&quot;;&quot;Browser Download&quot;;IF([.E151]=&quot;&quot;;&quot;&quot;;IF([.E151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53]=&quot;No&quot;;&quot;Browser Download&quot;;IF([.E152]=&quot;&quot;;&quot;&quot;;IF([.E152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54]=&quot;No&quot;;&quot;Browser Download&quot;;IF([.E153]=&quot;&quot;;&quot;&quot;;IF([.E153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55]=&quot;No&quot;;&quot;Browser Download&quot;;IF([.E154]=&quot;&quot;;&quot;&quot;;IF([.E154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56]=&quot;No&quot;;&quot;Browser Download&quot;;IF([.E155]=&quot;&quot;;&quot;&quot;;IF([.E155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57]=&quot;No&quot;;&quot;Browser Download&quot;;IF([.E156]=&quot;&quot;;&quot;&quot;;IF([.E156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58]=&quot;No&quot;;&quot;Browser Download&quot;;IF([.E157]=&quot;&quot;;&quot;&quot;;IF([.E157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59]=&quot;No&quot;;&quot;Browser Download&quot;;IF([.E158]=&quot;&quot;;&quot;&quot;;IF([.E158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60]=&quot;No&quot;;&quot;Browser Download&quot;;IF([.E159]=&quot;&quot;;&quot;&quot;;IF([.E159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61]=&quot;No&quot;;&quot;Browser Download&quot;;IF([.E160]=&quot;&quot;;&quot;&quot;;IF([.E160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62]=&quot;No&quot;;&quot;Browser Download&quot;;IF([.E161]=&quot;&quot;;&quot;&quot;;IF([.E161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63]=&quot;No&quot;;&quot;Browser Download&quot;;IF([.E162]=&quot;&quot;;&quot;&quot;;IF([.E162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64]=&quot;No&quot;;&quot;Browser Download&quot;;IF([.E163]=&quot;&quot;;&quot;&quot;;IF([.E163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65]=&quot;No&quot;;&quot;Browser Download&quot;;IF([.E164]=&quot;&quot;;&quot;&quot;;IF([.E164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66]=&quot;No&quot;;&quot;Browser Download&quot;;IF([.E165]=&quot;&quot;;&quot;&quot;;IF([.E165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67]=&quot;No&quot;;&quot;Browser Download&quot;;IF([.E166]=&quot;&quot;;&quot;&quot;;IF([.E166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68]=&quot;No&quot;;&quot;Browser Download&quot;;IF([.E167]=&quot;&quot;;&quot;&quot;;IF([.E167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69]=&quot;No&quot;;&quot;Browser Download&quot;;IF([.E168]=&quot;&quot;;&quot;&quot;;IF([.E168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70]=&quot;No&quot;;&quot;Browser Download&quot;;IF([.E169]=&quot;&quot;;&quot;&quot;;IF([.E169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71]=&quot;No&quot;;&quot;Browser Download&quot;;IF([.E170]=&quot;&quot;;&quot;&quot;;IF([.E170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72]=&quot;No&quot;;&quot;Browser Download&quot;;IF([.E171]=&quot;&quot;;&quot;&quot;;IF([.E171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73]=&quot;No&quot;;&quot;Browser Download&quot;;IF([.E172]=&quot;&quot;;&quot;&quot;;IF([.E172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74]=&quot;No&quot;;&quot;Browser Download&quot;;IF([.E173]=&quot;&quot;;&quot;&quot;;IF([.E173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75]=&quot;No&quot;;&quot;Browser Download&quot;;IF([.E174]=&quot;&quot;;&quot;&quot;;IF([.E174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76]=&quot;No&quot;;&quot;Browser Download&quot;;IF([.E175]=&quot;&quot;;&quot;&quot;;IF([.E175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77]=&quot;No&quot;;&quot;Browser Download&quot;;IF([.E176]=&quot;&quot;;&quot;&quot;;IF([.E176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78]=&quot;No&quot;;&quot;Browser Download&quot;;IF([.E177]=&quot;&quot;;&quot;&quot;;IF([.E177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79]=&quot;No&quot;;&quot;Browser Download&quot;;IF([.E178]=&quot;&quot;;&quot;&quot;;IF([.E178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80]=&quot;No&quot;;&quot;Browser Download&quot;;IF([.E179]=&quot;&quot;;&quot;&quot;;IF([.E179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81]=&quot;No&quot;;&quot;Browser Download&quot;;IF([.E180]=&quot;&quot;;&quot;&quot;;IF([.E180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82]=&quot;No&quot;;&quot;Browser Download&quot;;IF([.E181]=&quot;&quot;;&quot;&quot;;IF([.E181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83]=&quot;No&quot;;&quot;Browser Download&quot;;IF([.E182]=&quot;&quot;;&quot;&quot;;IF([.E182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84]=&quot;No&quot;;&quot;Browser Download&quot;;IF([.E183]=&quot;&quot;;&quot;&quot;;IF([.E183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85]=&quot;No&quot;;&quot;Browser Download&quot;;IF([.E184]=&quot;&quot;;&quot;&quot;;IF([.E184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86]=&quot;No&quot;;&quot;Browser Download&quot;;IF([.E185]=&quot;&quot;;&quot;&quot;;IF([.E185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87]=&quot;No&quot;;&quot;Browser Download&quot;;IF([.E186]=&quot;&quot;;&quot;&quot;;IF([.E186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88]=&quot;No&quot;;&quot;Browser Download&quot;;IF([.E187]=&quot;&quot;;&quot;&quot;;IF([.E187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89]=&quot;No&quot;;&quot;Browser Download&quot;;IF([.E188]=&quot;&quot;;&quot;&quot;;IF([.E188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90]=&quot;No&quot;;&quot;Browser Download&quot;;IF([.E189]=&quot;&quot;;&quot;&quot;;IF([.E189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91]=&quot;No&quot;;&quot;Browser Download&quot;;IF([.E190]=&quot;&quot;;&quot;&quot;;IF([.E190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92]=&quot;No&quot;;&quot;Browser Download&quot;;IF([.E191]=&quot;&quot;;&quot;&quot;;IF([.E191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93]=&quot;No&quot;;&quot;Browser Download&quot;;IF([.E192]=&quot;&quot;;&quot;&quot;;IF([.E192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94]=&quot;No&quot;;&quot;Browser Download&quot;;IF([.E193]=&quot;&quot;;&quot;&quot;;IF([.E193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95]=&quot;No&quot;;&quot;Browser Download&quot;;IF([.E194]=&quot;&quot;;&quot;&quot;;IF([.E194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96]=&quot;No&quot;;&quot;Browser Download&quot;;IF([.E195]=&quot;&quot;;&quot;&quot;;IF([.E195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97]=&quot;No&quot;;&quot;Browser Download&quot;;IF([.E196]=&quot;&quot;;&quot;&quot;;IF([.E196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98]=&quot;No&quot;;&quot;Browser Download&quot;;IF([.E197]=&quot;&quot;;&quot;&quot;;IF([.E197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199]=&quot;No&quot;;&quot;Browser Download&quot;;IF([.E198]=&quot;&quot;;&quot;&quot;;IF([.E198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200]=&quot;No&quot;;&quot;Browser Download&quot;;IF([.E199]=&quot;&quot;;&quot;&quot;;IF([.E199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201]=&quot;No&quot;;&quot;Browser Download&quot;;IF([.E200]=&quot;&quot;;&quot;&quot;;IF([.E200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202]=&quot;No&quot;;&quot;Browser Download&quot;;IF([.E201]=&quot;&quot;;&quot;&quot;;IF([.E201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203]=&quot;No&quot;;&quot;Browser Download&quot;;IF([.E202]=&quot;&quot;;&quot;&quot;;IF([.E202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 table:number-columns-repeated="3"/>
          <table:table-cell table:content-validation-name="val2" table:number-columns-repeated="2"/>
          <table:table-cell table:formula="of:=IF([.D204]=&quot;No&quot;;&quot;Browser Download&quot;;IF([.E203]=&quot;&quot;;&quot;&quot;;IF([.E203]=&quot;Yes&quot;;&quot;Not Needed&quot;;&quot;You Must Fill This In&quot;)))">
            <text:p/>
          </table:table-cell>
          <table:table-cell table:number-columns-repeated="250"/>
        </table:table-row>
        <table:table-row table:style-name="ro3">
          <table:table-cell/>
          <table:table-cell table:style-name="ce8" table:number-columns-repeated="2"/>
          <table:table-cell table:style-name="ce8" table:content-validation-name="val3" table:number-columns-repeated="2"/>
          <table:table-cell table:style-name="ce8" table:formula="of:=IF([.D205]=&quot;No&quot;;&quot;Browser Download&quot;;IF([.E204]=&quot;&quot;;&quot;&quot;;IF([.E204]=&quot;Yes&quot;;&quot;Not Needed&quot;;&quot;You Must Fill This In&quot;)))">
            <text:p/>
          </table:table-cell>
          <table:table-cell table:style-name="ce8"/>
          <table:table-cell table:number-columns-repeated="249"/>
        </table:table-row>
        <table:table-row table:style-name="ro4">
          <table:table-cell table:style-name="ce1"/>
          <table:table-cell table:style-name="ce9" table:number-columns-repeated="6"/>
          <table:table-cell table:style-name="Default"/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s_20_Spreadsheet" style:display-name="PageStyle_Mods Spread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5-19T14:48:04.660843961</dc:date>
    <meta:editing-duration>PT1H18M56S</meta:editing-duration>
    <meta:editing-cycles>2</meta:editing-cycles>
    <meta:document-statistic meta:table-count="1" meta:cell-count="471" meta:object-count="0"/>
  </office:meta>
</office:document-meta>
</file>